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2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2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2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2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2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292083552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/>
          </table:table-cell>
          <table:table-cell table:style-name="Table10.B19" office:value-type="string">
            <text:p text:style-name="P23"/>
          </table:table-cell>
          <table:table-cell table:style-name="Table10.C19" office:value-type="string">
            <text:p text:style-name="P16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3808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7920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1248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2016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2528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0224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292076640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715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8176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843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9456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78688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2081504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1:18.003000000</dc:date>
    <meta:editing-duration>P1DT18H51M6S</meta:editing-duration>
    <meta:editing-cycles>963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